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20e96" officeooo:paragraph-rsid="00020e96"/>
    </style:style>
    <style:style style:name="P2" style:family="paragraph" style:parent-style-name="Text_20_body">
      <style:text-properties style:font-name="Arial" officeooo:rsid="00020e96" officeooo:paragraph-rsid="002557d1"/>
    </style:style>
    <style:style style:name="P3" style:family="paragraph" style:parent-style-name="Text_20_body">
      <style:text-properties style:font-name="Arial" officeooo:paragraph-rsid="00020e96"/>
    </style:style>
    <style:style style:name="P4" style:family="paragraph" style:parent-style-name="Text_20_body">
      <style:text-properties style:font-name="Arial" officeooo:rsid="00038c33" officeooo:paragraph-rsid="00038c33"/>
    </style:style>
    <style:style style:name="P5" style:family="paragraph" style:parent-style-name="Text_20_body">
      <style:text-properties style:font-name="Arial" officeooo:rsid="00061a6d" officeooo:paragraph-rsid="00061a6d"/>
    </style:style>
    <style:style style:name="P6" style:family="paragraph" style:parent-style-name="Text_20_body">
      <style:text-properties style:font-name="Arial" fo:font-style="normal" officeooo:rsid="00100da5" officeooo:paragraph-rsid="00100da5" style:font-style-asian="normal" style:font-style-complex="normal"/>
    </style:style>
    <style:style style:name="P7" style:family="paragraph" style:parent-style-name="Text_20_body">
      <style:text-properties style:font-name="Arial" officeooo:rsid="00238f4c" officeooo:paragraph-rsid="00238f4c"/>
    </style:style>
    <style:style style:name="P8" style:family="paragraph" style:parent-style-name="Text_20_body">
      <style:text-properties style:font-name="Arial" officeooo:rsid="0016e4c6" officeooo:paragraph-rsid="0016e4c6"/>
    </style:style>
    <style:style style:name="P9" style:family="paragraph" style:parent-style-name="Text_20_body">
      <style:text-properties style:font-name="Arial" officeooo:rsid="002557d1" officeooo:paragraph-rsid="002557d1"/>
    </style:style>
    <style:style style:name="P10" style:family="paragraph" style:parent-style-name="Text_20_body">
      <style:text-properties style:font-name="Arial" officeooo:rsid="00117f79" officeooo:paragraph-rsid="00061a6d"/>
    </style:style>
    <style:style style:name="P11" style:family="paragraph" style:parent-style-name="Text_20_body">
      <style:text-properties style:font-name="Courier New" officeooo:rsid="00061a6d" officeooo:paragraph-rsid="00061a6d"/>
    </style:style>
    <style:style style:name="P12" style:family="paragraph" style:parent-style-name="Text_20_body">
      <style:text-properties officeooo:rsid="000e6bce" officeooo:paragraph-rsid="000e6bce"/>
    </style:style>
    <style:style style:name="P13" style:family="paragraph" style:parent-style-name="Table_20_Contents">
      <style:text-properties style:font-name="Courier New1"/>
    </style:style>
    <style:style style:name="P14" style:family="paragraph" style:parent-style-name="Title">
      <style:text-properties style:font-name="Arial" officeooo:rsid="0000450b" officeooo:paragraph-rsid="0000450b"/>
    </style:style>
    <style:style style:name="P15" style:family="paragraph" style:parent-style-name="Heading_20_1">
      <style:text-properties style:font-name="Arial" officeooo:rsid="0000450b" officeooo:paragraph-rsid="0000450b"/>
    </style:style>
    <style:style style:name="P16" style:family="paragraph" style:parent-style-name="Heading_20_1">
      <style:text-properties style:font-name="Arial" officeooo:rsid="00020e96" officeooo:paragraph-rsid="00020e96"/>
    </style:style>
    <style:style style:name="P17" style:family="paragraph" style:parent-style-name="Table_20_Contents">
      <style:text-properties style:font-name="Courier New1"/>
    </style:style>
    <style:style style:name="P18" style:family="paragraph" style:parent-style-name="Text_20_body">
      <style:text-properties style:font-name="Arial" officeooo:rsid="00238f4c" officeooo:paragraph-rsid="00238f4c"/>
    </style:style>
    <style:style style:name="P19" style:family="paragraph" style:parent-style-name="Text_20_body">
      <style:text-properties style:font-name="Arial" officeooo:rsid="002d6922" officeooo:paragraph-rsid="002d6922"/>
    </style:style>
    <style:style style:name="P20" style:family="paragraph" style:parent-style-name="Text_20_body">
      <style:text-properties style:font-name="Arial" officeooo:rsid="002557d1" officeooo:paragraph-rsid="00238f4c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557d1"/>
    </style:style>
    <style:style style:name="T3" style:family="text">
      <style:text-properties officeooo:rsid="00100da5"/>
    </style:style>
    <style:style style:name="T4" style:family="text">
      <style:text-properties officeooo:rsid="00117f79"/>
    </style:style>
    <style:style style:name="T5" style:family="text">
      <style:text-properties officeooo:rsid="001305f8"/>
    </style:style>
    <style:style style:name="T6" style:family="text">
      <style:text-properties officeooo:rsid="0016e8e4"/>
    </style:style>
    <style:style style:name="T7" style:family="text">
      <style:text-properties officeooo:rsid="0018bace"/>
    </style:style>
    <style:style style:name="T8" style:family="text">
      <style:text-properties officeooo:rsid="00238f4c"/>
    </style:style>
    <style:style style:name="T9" style:family="text">
      <style:text-properties officeooo:rsid="0025a274"/>
    </style:style>
    <style:style style:name="T10" style:family="text">
      <style:text-properties officeooo:rsid="002d6922"/>
    </style:style>
    <style:style style:name="T11" style:family="text">
      <style:text-properties fo:font-style="italic" officeooo:rsid="002d6922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Lab</text:span> <text:span text:style-name="T10">5</text:span>. <text:s/><text:span text:style-name="T8">Terraform maps</text:span></text:p>
      <text:h text:style-name="P15" text:outline-level="1">Background: <text:s/></text:h>
      <text:p text:style-name="P7">Here, we learn how to <text:span text:style-name="T10">create and use terraform maps. <text:s/>Maps are key/value pairs which we can create and look up as we need to in our templates. </text:span></text:p>
      <text:p text:style-name="P12"/>
      <text:h text:style-name="P16" text:outline-level="1">Tasks:</text:h>
      <text:p text:style-name="P3"/>
      <text:p text:style-name="P1">1. <text:span text:style-name="T3">Make a directory called ‘lab5’ underneath the terraform-labs directory.</text:span></text:p>
      <text:p text:style-name="P8">2. <text:s/>Change into the directory.</text:p>
      <text:p text:style-name="P7"><text:span text:style-name="T10">3. </text:span>Create the following files: <text:s/><text:span text:style-name="T11">main.tf, resource.tf vars.tf</text:span></text:p>
      <text:p text:style-name="P7">Here is the source code for the main.tf 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provider "aws" {</text:p>
            <text:p text:style-name="P13"/>
            <text:p text:style-name="P13"><text:s text:c="4"/>access_key <text:s/>= "AKIAIZAHH7GJN6ASXVVA"</text:p>
            <text:p text:style-name="P13"><text:s text:c="4"/>secret_key = "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"</text:p>
            <text:p text:style-name="P13"><text:s text:c="4"/>region = "${var.region}"</text:p>
            <text:p text:style-name="P13">}</text:p>
            <text:p text:style-name="P13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Here is the source code for the <text:span text:style-name="T10">resource</text:span>.tf file. </text:p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resource "aws_vpc" "main_vpc" {</text:p>
            <text:p text:style-name="P13"><text:s text:c="4"/>cidr_block = "${var.vpc_cidr}"</text:p>
            <text:p text:style-name="P13"><text:s text:c="4"/>instance_tenancy = "default"</text:p>
            <text:p text:style-name="P13"><text:s text:c="4"/>tags {</text:p>
            <text:p text:style-name="P13"><text:s text:c="8"/>Name = "Main"</text:p>
            <text:p text:style-name="P13"><text:s text:c="8"/>Location = "London"</text:p>
            <text:p text:style-name="P13"><text:s text:c="4"/>}</text:p>
            <text:p text:style-name="P13">}</text:p>
            <text:p text:style-name="P13"/>
            <text:p text:style-name="P13">resource "aws_subnet" "vpc_subnets" {</text:p>
            <text:p text:style-name="P13"><text:s text:c="4"/>count = "${length(var.vpc_subnet_cidr)}"</text:p>
            <text:p text:style-name="P13"><text:s text:c="4"/>vpc_id = "${aws_vpc.main_vpc.id}"</text:p>
            <text:p text:style-name="P13"><text:s text:c="4"/>cidr_block = "${element(var.vpc_subnet_cidr,count.index)}"</text:p>
            <text:p text:style-name="P13"><text:s text:c="4"/>availability_zone = "${element(var.aaz[var.region],count.index)}"</text:p>
            <text:p text:style-name="P13"><text:s text:c="4"/>tags {</text:p>
            <text:p text:style-name="P13"><text:s text:c="8"/>Name = "subnet-${count.index+1}"</text:p>
            <text:p text:style-name="P13"><text:s text:c="3"/>}</text:p>
            <text:p text:style-name="P13">}</text:p>
          </table:table-cell>
        </table:table-row>
      </table:table>
      <text:p text:style-name="P7"/>
      <text:p text:style-name="P19">Here is the source code for the vars.tf file. 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resource "aws_vpc" "main_vpc" {</text:p>
            <text:p text:style-name="P13"><text:s text:c="4"/>cidr_block = "${var.vpc_cidr}"</text:p>
            <text:p text:style-name="P13"><text:s text:c="4"/>instance_tenancy = "default"</text:p>
            <text:p text:style-name="P13"><text:s text:c="4"/>tags {</text:p>
            <text:p text:style-name="P13"><text:s text:c="8"/>Name = "Main"</text:p>
            <text:p text:style-name="P13"><text:s text:c="8"/>Location = "London"</text:p>
            <text:p text:style-name="P13"><text:s text:c="4"/>}</text:p>
            <text:p text:style-name="P13">}</text:p>
            <text:p text:style-name="P13"/>
            <text:p text:style-name="P13">resource "aws_subnet" "vpc_subnets" {</text:p>
            <text:p text:style-name="P13"><text:s text:c="4"/>count = "${length(var.vpc_subnet_cidr)}"</text:p>
            <text:p text:style-name="P13"><text:s text:c="4"/>vpc_id = "${aws_vpc.main_vpc.id}"</text:p>
            <text:p text:style-name="P13"><text:s text:c="4"/>cidr_block = "${element(var.vpc_subnet_cidr,count.index)}"</text:p>
            <text:p text:style-name="P13"><text:s text:c="4"/>availability_zone = "${element(var.aaz[var.region],count.index)}"</text:p>
            <text:p text:style-name="P13"><text:s text:c="4"/>tags {</text:p>
            <text:p text:style-name="P13"><text:s text:c="8"/>Name = "subnet-${count.index+1}"</text:p>
            <text:p text:style-name="P13"><text:s text:c="3"/>}</text:p>
            <text:p text:style-name="P13">}</text:p>
          </table:table-cell>
        </table:table-row>
      </table:table>
      <text:p text:style-name="P7"/>
      <text:p text:style-name="P7">Here is the source code for vars.tf: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13">variable "region" {</text:p>
            <text:p text:style-name="P13"><text:s text:c="4"/>default = <text:s/>"us-east-1"</text:p>
            <text:p text:style-name="P13">}</text:p>
            <text:p text:style-name="P13"/>
            <text:p text:style-name="P13">variable "vpc_cidr" {</text:p>
            <text:p text:style-name="P13"><text:s text:c="4"/>default = "192.168.0.0/16"</text:p>
            <text:p text:style-name="P13">}</text:p>
            <text:p text:style-name="P13"/>
            <text:p text:style-name="P13">variable "vpc_subnet_cidr" {</text:p>
            <text:p text:style-name="P13"><text:s text:c="4"/>type = "list"</text:p>
            <text:p text:style-name="P13"><text:s text:c="4"/>default = ["192.168.100.0/24","192.168.101.0/24","192.168.102.0/24"]</text:p>
            <text:p text:style-name="P13">}</text:p>
            <text:p text:style-name="P13"/>
            <text:p text:style-name="P13">variable "ami_instance" {</text:p>
            <text:p text:style-name="P13"><text:s text:c="4"/>type = "map"</text:p>
            <text:p text:style-name="P13"><text:s text:c="4"/>default = {</text:p>
            <text:p text:style-name="P13"><text:s text:c="16"/>"us-east-1" = "ami-0ac019f4fcb7cb7e6"</text:p>
            <text:p text:style-name="P13"><text:s text:c="16"/>"us-east-2" = "ami-0f65671a86f061fcd"</text:p>
            <text:p text:style-name="P13"><text:s text:c="16"/>"us-west-1" = "ami-063aa838bd7631e0b"</text:p>
            <text:p text:style-name="P13"><text:s text:c="4"/>}</text:p>
            <text:p text:style-name="P13">}</text:p>
            <text:p text:style-name="P13"/>
            <text:p text:style-name="P13">variable "ami_instance_type" {</text:p>
            <text:p text:style-name="P13"><text:s text:c="4"/>default = "t2.micro"</text:p>
            <text:p text:style-name="P13">}</text:p>
            <text:p text:style-name="P13"/>
            <text:p text:style-name="P13"/>
            <text:p text:style-name="P13">variable "aaz" {</text:p>
            <text:p text:style-name="P13"><text:s text:c="4"/>type = "map"</text:p>
            <text:p text:style-name="P13"><text:s text:c="4"/>default = {</text:p>
            <text:p text:style-name="P13"><text:s text:c="16"/>"us-east-1" = ["us-east-1a","us-east-1b","us-east-1c"]</text:p>
            <text:p text:style-name="P13"><text:s text:c="16"/>"us-east-2" = ["us-east-2a","us-east-2b","us-east-2c"]</text:p>
            <text:p text:style-name="P13"><text:s text:c="16"/>"us-west-1" = ["us-west-1a","us-west-1b","us-west-1c"]</text:p>
            <text:p text:style-name="P13"><text:s text:c="4"/>}</text:p>
            <text:p text:style-name="P13">}</text:p>
            <text:p text:style-name="P13"/>
            <text:p text:style-name="P13"/>
            <text:p text:style-name="P13">data "aws_availability_zones" "aaz" {}</text:p>
          </table:table-cell>
        </table:table-row>
      </table:table>
      <text:p text:style-name="P20"/>
      <text:p text:style-name="P9"><text:span text:style-name="T10">4.</text:span>. <text:s/>Run the following commands:</text:p>
      <text:p text:style-name="P2"><text:s/><text:span text:style-name="T2">&gt; </text:span><text:span text:style-name="T1">terraform init</text:span></text:p>
      <text:p text:style-name="P1">Note that the ‘&gt;’ refers to the bash shell prompt and is not part of the command. </text:p>
      <text:p text:style-name="P4">This command initializes the terraform directory structure. </text:p>
      <text:p text:style-name="P6"/>
      <text:p text:style-name="P10"><text:soft-page-break/></text:p>
      <text:p text:style-name="P10">7. <text:s/>Run the following command:</text:p>
      <text:p text:style-name="P11">&gt; terraform plan</text:p>
      <text:p text:style-name="P5">This should print out what <text:span text:style-name="T4">actions terraform will take. </text:span></text:p>
      <text:p text:style-name="P5"/>
      <text:p text:style-name="P5"><text:span text:style-name="T6">8</text:span>. <text:s/>Run the following command:</text:p>
      <text:p text:style-name="P11">&gt; terraform apply</text:p>
      <text:p text:style-name="P5">Assuming that this works correctly, AWS <text:span text:style-name="T4">create a VPC, three subnets located in three different availabilitgy zones, and an ami instance running on each subnet. </text:span></text:p>
      <text:p text:style-name="P5"/>
      <text:p text:style-name="P5"><text:span text:style-name="T7">9.</text:span>. <text:s/><text:span text:style-name="T5">Run the following:</text:span></text:p>
      <text:p text:style-name="P11">&gt; terraform destroy</text:p>
      <text:p text:style-name="P5">This will now destroy the formerly <text:span text:style-name="T5">created AWS vpc, and all subnets. 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45:14.030080764</meta:creation-date>
    <dc:date>2019-02-17T23:11:57.090145897</dc:date>
    <meta:editing-duration>PT6H42M19S</meta:editing-duration>
    <meta:editing-cycles>21</meta:editing-cycles>
    <meta:generator>LibreOffice/6.1.4.2$Linux_X86_64 LibreOffice_project/10$Build-2</meta:generator>
    <meta:document-statistic meta:table-count="4" meta:image-count="0" meta:object-count="0" meta:page-count="4" meta:paragraph-count="93" meta:word-count="366" meta:character-count="3003" meta:non-whitespace-character-count="2431"/>
  </office:meta>
</office:document-meta>
</file>